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2.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cm" svg:height="14.7cm" svg:x="5.9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6cm" svg:height="2.35cm" svg:x="8.1cm" svg:y="6cm">
          <draw:text-box>
            <text:p text:style-name="P1"><text:span text:style-name="T1">Matchmaking</text:span></text:p>
          </draw:text-box>
        </draw:frame>
        <draw:custom-shape draw:style-name="gr3" draw:text-style-name="P1" draw:layer="layout" svg:width="4.8cm" svg:height="1.3cm" svg:x="8.1cm" svg:y="10.1cm">
          <text:p text:style-name="P1">Pick Ro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1.3cm" svg:x="8.026cm" svg:y="14cm">
          <text:p text:style-name="P1">Matchmak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4T01:05:24.155000000</meta:creation-date>
    <dc:date>2014-04-14T01:23:55.736000000</dc:date>
    <meta:editing-duration>P0D</meta:editing-duration>
    <meta:editing-cycles>1</meta:editing-cycles>
    <meta:generator>LibreOffice/4.1.4.2$Windows_x86 LibreOffice_project/0a0440ccc0227ad9829de5f46be37cfb6edcf72</meta:generator>
    <meta:document-statistic meta:object-count="4"/>
  </office:meta>
</office:document-meta>
</file>